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'Segoe UI', Arial, freesans, sans-serif, 'Apple Color Emoji', 'Segoe UI Emoji', 'Segoe UI Symbol'"/>
    <style:font-face style:name="Arial2" svg:font-family="Arial" style:font-family-generic="swiss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>
      <style:text-properties style:language-asian="zh" style:country-asian="C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十页说明书模板</text:p>
      <text:p text:style-name="P1"/>
      <text:p text:style-name="P1">第一页：标题页</text:p>
      <text:p text:style-name="P1">插入一张图片</text:p>
      <text:p text:style-name="P1">一个标题Chaos Arena </text:p>
      <text:p text:style-name="P1">logo</text:p>
      <text:p text:style-name="P1">联系信息：<text:a xlink:type="simple" xlink:href="mailto:gjcaoyi@hotmail.com" text:style-name="Internet_20_link" text:visited-style-name="Visited_20_Internet_20_Link">gjcaoyi@hotmail.com</text:a></text:p>
      <text:p text:style-name="P1">目标平台:PC</text:p>
      <text:p text:style-name="P1">目标受众:18-25周岁</text:p>
      <text:p text:style-name="P1">目标分级以及预计发行日期。</text:p>
      <text:p text:style-name="P1"/>
      <text:p text:style-name="P1">第二页：剧情和游戏玩法</text:p>
      <text:p text:style-name="P1">剧情的内容（开始、发展和结局……），提及世界观设置、人物角色和矛盾冲突。关于游戏玩法，描述一个简单的游戏流程。拆成不同的阶段。</text:p>
      <text:p text:style-name="P1"><text:s text:c="4"/>剧情：在混乱的混沌空间之中，疯狂的混沌领主XXX，实在无法忍受空间中单调的乏味的生活，经由手下建议，决定抓取各个不同时间/空间维度的战士到混沌世界中来进行死亡竞技比赛。获得长期比赛胜利的战士最终可以得到自由，还可以有权利游走各个时间与空间。否则战士就将永远在空间的竞技场中受不断比赛的奴役。在不断的战斗中，逐渐分成了两个阵营的战士群落。一个是拒绝听命混沌领主，选择按照自由意志参加战斗，他们不断追寻自由。另外一部分以残忍杀戮欲望为驱动。混沌领主最喜欢看到这样的情况发生，于是故事开始朝两级分化来进行。</text:p>
      <text:p text:style-name="P1"><text:s text:c="4"/>世界观：混沌领主可以操作时间和空间。不同的战士会被分配在不同空间的竞技场进行战斗，所以游戏可以看到不同时空的战斗场景。这样玩家会有不同的游戏体验。</text:p>
      <text:p text:style-name="P1"><text:s text:c="4"/>人物角色：这个游戏是个竞技类游戏。不同时空的战士被找来进行战斗竞技。所以角色的外形也会丰富多彩。有太空异形，有远古武士，等等。</text:p>
      <text:p text:style-name="P1"><text:s text:c="4"/>矛盾冲突：主要是以杀戮为主，但是分开的阵营具有自己的战斗意志。两个阵营之间不断的拉拢对方的人进行战斗。</text:p>
      <text:p text:style-name="P1"><text:s text:c="4"/>游戏玩法：在不同时空的战斗场景，进行射击类竞技比赛。</text:p>
      <text:p text:style-name="P1"/>
      <text:p text:style-name="P1">第三页：游戏流程</text:p>
      <text:p text:style-name="P1">玩家如何成长？成长怎么和游戏剧情关联起来。系统如何运作（经验点数、金钱、得分、可收集道具），随着自身的成长，玩家所能获得的东西（新能力、高级武器、新的移动方式、可解锁的新内容。）</text:p>
      <text:p text:style-name="P1"><text:s text:c="4"/>系统：游戏具有不同的竞技模式。有死亡竞技，有夺旗竞技，有团队死亡等等。每一场比赛得分最高者/团队获胜。</text:p>
      <text:p text:style-name="P1"><text:s text:c="10"/>不同模式有不同模式的得分系统,玩家不能只靠杀戮来获取分数。在每局战斗中，玩家具有初始武器，战斗场景中还有不同的武器/道具，玩家要在合理的时机选择获取武器道具。</text:p>
      <text:p text:style-name="P1"><text:s text:c="10"/>游戏中海油简单的物理系统。使得玩家可以按照物理的规律进行战斗。</text:p>
      <text:p text:style-name="P1"><text:s text:c="10"/>场景中还有很多的机关。配合机关/武器/道具/物理，玩家也有不同的操作方式，可以提高机动性能，更能掌握游戏的节奏。</text:p>
      <text:p text:style-name="P1"><text:s text:c="4"/></text:p>
      <text:p text:style-name="P1"/>
      <text:p text:style-name="P1">第四页：角色和操作</text:p>
      <text:p text:style-name="P1">玩家操作的角色。有什么故事？他们会对这款做什么独特/特别的事。使用怎样的行为（驾驶，射击）会不会更换角色。会有什么不同。展示操作图，高亮显示产品中特殊/独特的移动方式。结合操作手柄的案件分布图以供参考。</text:p>
      <text:p text:style-name="P1"><text:soft-page-break/>在游戏中最好分配一个场景有3，4个特别契合的角色。</text:p>
      <text:p text:style-name="P1"><text:tab/>因为具有不同时空的战士，所以玩家可以选择不同的战士，每个战士都有独特的造型以及声效。主要分为两个阵营，所以每个模型的战士也会有蓝/红两种颜色来进行区分。</text:p>
      <text:p text:style-name="P1"/>
      <text:p text:style-name="P1">第五页：主要游戏玩法概念以及平台特性</text:p>
      <text:p text:style-name="P1">游戏属于何种类型（驾驶、射击、平台等）如何划分游戏各阶段（关卡、回合、故事章节）。如果有多种迷你游戏，按字母顺序把他们排列出来。然后进行简短描述。如果有很酷、很特别的游戏情景，也要列出来。</text:p>
      <text:p text:style-name="P1">平台特性(硬盘驱动、触摸屏、多屏、记忆卡等）</text:p>
      <text:p text:style-name="P1">游戏属于平台射击类游戏。战斗关卡中，有很多道具拾取，道具在被拾取之后，一定时间内会进行刷新。每一局游戏有固定时间，时间到了之后，如果分数持平，则进入突然死亡时间。最早得分的一边赢得本局比赛。游戏中每把武器都有强制位移的效果，效果不一。玩家可以在不同时机，利用这个效果牵制对方玩家的技能性。比如火箭弹，可以把玩家自己弹高，也可以把对手玩家进行弹高。当对方弹高后，对方不能够进行基本位移，从而更方便的进行攻击。而玩家自己也可以通过弹高自己，让自己移动到平时到不了的地方。</text:p>
      <text:p text:style-name="P1">关卡中有不同的设施和机关，玩家可以躲藏在设施中进行偷袭，也可以利用传送门这样的机关，迅速移动到其他地方。</text:p>
      <text:p text:style-name="P1"/>
      <text:p text:style-name="P1">第六页：游戏世界</text:p>
      <text:p text:style-name="P1">游戏发生在什么地方？列举玩家会到访的环境并进行简要描述。它们和游戏剧情有何关系？每个世界会唤起怎样的情感。它们之间如何联系</text:p>
      <text:p text:style-name="P1">游戏世界是由混沌领主创造的虚幻世界。有不同风格的像素画面构成，穿梭时空的感觉，会让场景非常的丰富多彩。但是基本的规则是一致的。</text:p>
      <text:p text:style-name="P1"/>
      <text:p text:style-name="P1">第七页：游戏界面</text:p>
      <text:p text:style-name="P1">玩家如何通过游戏界面探索游戏的各个系统？游戏界面会带给人何种情绪？将用到什么音乐？可以插入简单的流程图来说明玩家在各个界面之间游走的方式。</text:p>
      <text:p text:style-name="P1">游戏界面是非常简单的，主要有角色血量，武器/子弹/装甲数量。通过特别的快捷键可以看到当前的战斗列表及比赛分数。</text:p>
      <text:p text:style-name="P1">玩家持有武器之后，切换武器，则玩家身上就会出现相应武器。</text:p>
      <text:p text:style-name="P1">当吃了特殊的强化道具之后，玩家身上也会有特效效果进行区分。</text:p>
      <text:p text:style-name="P1">配合不同时空的场景，背景音乐也要比较契合。比如外太空的场景就以电子为主，如果是死亡地狱类场景，则以重金属为主。</text:p>
      <text:p text:style-name="P1"/>
      <text:p text:style-name="P1">第八页：游戏机制和强化物品</text:p>
      <text:p text:style-name="P1">游戏玩法机制。游戏里有什么独一无二的玩法机制？他们和玩家的行动有何关系？又是如何被应用于环境中去的</text:p>
      <text:p text:style-name="P1">强化物品。如果有的话，玩家可以得到什么强化物品/可收集道具？收集他们有什么好处？可以用来购买道具、能力点数等吗？</text:p>
      <text:p text:style-name="P1">游戏内有基本的物理系统。玩家在正常行动的时候与普通平台类游戏没有区别。但是通过操作可以进行加速移动，比如强制跳跃，火箭跳等。</text:p>
      <text:p text:style-name="P1">普通道具：武器/血瓶/防具甲</text:p>
      <text:p text:style-name="P1">强化道具：强化防御/强化攻击伤害/强化移动速度/瞬移瓶/额外血量瓶等。</text:p>
      <text:p text:style-name="P1">玩家应该尽量收集物品，但是因为每个物品被拾取后刷新有固定时间，所以玩家不一定能够全部收集，所以要选择最优的方式。如果在团队战斗中，则要进行团队之间的合理分配。</text:p>
      <text:p text:style-name="P1"/>
      <text:p text:style-name="P1"/>
      <text:p text:style-name="P1"><text:soft-page-break/>第九页：敌人和Boss</text:p>
      <text:p text:style-name="P1">敌人。如果有的话，玩家会对何种敌人？它们会有什么样的酷炫招数？描述敌人AI。有什么特点。</text:p>
      <text:p text:style-name="P1">Boss。如果有的话，玩家会遭遇哪种Boss？他们出现在什么环境中？玩家要怎样才能打败它们？打败后会得到什么？</text:p>
      <text:p text:style-name="P1"/>
      <text:p text:style-name="P1"/>
      <text:p text:style-name="P1">第十页：过场动画、特别收集、竞争产品</text:p>
      <text:p text:style-name="P1">过场动画要怎么发展？何时出现？在关卡之间还是在游戏开通和游戏结尾？打算用什么方式制作（CG,FLASH，木偶剧）</text:p>
      <text:p text:style-name="P1">玩家能够解锁什么新内容？鼓励玩家重玩游戏的动机是什么？现金市场上已经发行的游戏，有谁会同你地游戏构成竞争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'Segoe UI', Arial, freesans, sans-serif, 'Apple Color Emoji', 'Segoe UI Emoji', 'Segoe UI Symbol'"/>
    <style:font-face style:name="Arial2" svg:font-family="Arial" style:font-family-generic="swiss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leidos gu</meta:initial-creator>
    <meta:creation-date>2016-02-19T10:14:05.70</meta:creation-date>
    <dc:date>2016-02-20T11:29:52.95</dc:date>
    <dc:creator>kaleidos gu</dc:creator>
    <meta:editing-duration>PT1H7M35S</meta:editing-duration>
    <meta:editing-cycles>42</meta:editing-cycles>
    <meta:generator>OpenOffice/4.1.2$Win32 OpenOffice.org_project/412m3$Build-9782</meta:generator>
    <meta:document-statistic meta:table-count="0" meta:image-count="0" meta:object-count="0" meta:page-count="3" meta:paragraph-count="54" meta:word-count="2441" meta:character-count="2557"/>
  </office:meta>
</office:document-meta>
</file>